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254cm">
          <draw:text-box>
            <text:p text:style-name="P1"><text:span text:style-name="T1">OLD TESTAMENT</text:span></text:p>
            <text:p text:style-name="P1"><text:span text:style-name="T2">Genesis 9:8–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638cm" svg:height="5.334cm" svg:x="1.778cm" svg:y="1.016cm">
          <draw:text-box>
            <text:p text:style-name="P4"><text:span text:style-name="T3">8</text:span><text:span text:style-name="T4">God said to Noah and to his sons with him, </text:span></text:p>
            <text:p text:style-name="P5"><text:span text:style-name="T3">9</text:span><text:span text:style-name="T4">“Behold, I establish my covenant with you and your offspring after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5.146cm" svg:height="6.263cm" svg:x="1.524cm" svg:y="0.891cm">
          <draw:text-box>
            <text:p text:style-name="P4"><text:span text:style-name="T3"><text:s/></text:span><text:span text:style-name="T3">10</text:span><text:span text:style-name="T4">and with every living creature that is with you, the birds, the livestock, and every beast of the earth with you, as many as came out of the ark; </text:span></text:p>
            <text:p text:style-name="P4"><text:span text:style-name="T4">it is for every beast of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6" draw:layer="layout" svg:width="24.638cm" svg:height="6.263cm" svg:x="1.691cm" svg:y="1.024cm">
          <draw:text-box>
            <text:p text:style-name="P4"><text:span text:style-name="T3">11</text:span><text:span text:style-name="T4">I establish my covenant with you, that never again shall all flesh be cut off by the waters of the flood, and never again shall there be a flood to destroy the eart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6" draw:layer="layout" svg:width="24.892cm" svg:height="6.604cm" svg:x="1.524cm" svg:y="1.016cm">
          <draw:text-box>
            <text:p text:style-name="P4"><text:span text:style-name="T3">12</text:span><text:span text:style-name="T4">And God said, “This is the sign of the covenant that I make between me and you and every living creature that is with you, for all future generation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6" draw:text-style-name="P6" draw:layer="layout" svg:width="24.892cm" svg:height="5.226cm" svg:x="1.778cm" svg:y="1.124cm">
          <draw:text-box>
            <text:p text:style-name="P4"><text:span text:style-name="T3"><text:s/></text:span><text:span text:style-name="T3">13</text:span><text:span text:style-name="T4">I have set my bow in the cloud, and it shall be a sign of the covenant between me and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6" draw:layer="layout" svg:width="24.892cm" svg:height="6.858cm" svg:x="1.524cm" svg:y="1.016cm">
          <draw:text-box>
            <text:p text:style-name="P4"><text:span text:style-name="T3">14</text:span><text:span text:style-name="T4">When I bring clouds over the earth and the bow is seen in the clouds, </text:span><text:span text:style-name="T3">15</text:span><text:span text:style-name="T4">I will remember my covenant that is between me and you and every living creature of all fle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6" draw:layer="layout" svg:width="24.892cm" svg:height="4.064cm" svg:x="1.524cm" svg:y="1.016cm">
          <draw:text-box>
            <text:p text:style-name="P4"><text:span text:style-name="T4">And the waters shall never again become a flood to destroy all fle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6" draw:layer="layout" svg:width="24.892cm" svg:height="6.263cm" svg:x="1.524cm" svg:y="1.016cm">
          <draw:text-box>
            <text:p text:style-name="P4"><text:span text:style-name="T3">16</text:span><text:span text:style-name="T4">When the bow is in the clouds, I will see it and remember the everlasting covenant between God and every living creature of all flesh that is on the eart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4" draw:text-style-name="P6" draw:layer="layout" svg:width="24.638cm" svg:height="6.263cm" svg:x="1.524cm" svg:y="0.933cm">
          <draw:text-box>
            <text:p text:style-name="P4"><text:span text:style-name="T3">17</text:span><text:span text:style-name="T4">God said to Noah, “This is the sign of the covenant that I have established between me and all flesh that is on the earth.”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8:12:57.587000000</meta:creation-date>
    <dc:title>Hymn template</dc:title>
    <meta:editing-duration>PT11M54S</meta:editing-duration>
    <meta:editing-cycles>5</meta:editing-cycles>
    <meta:generator>LibreOffice/6.0.5.2$Windows_X86_64 LibreOffice_project/54c8cbb85f300ac59db32fe8a675ff7683cd5a16</meta:generator>
    <meta:initial-creator>Arthur Hoch</meta:initial-creator>
    <dc:date>2018-07-25T21:37:45.648000000</dc:date>
    <meta:document-statistic meta:object-count="161"/>
    <meta:template xlink:type="simple" xlink:actuate="onRequest" xlink:title="Hymn template" xlink:href="../../AppData/Roaming/LibreOffice/4/user/template/Worship%20Templsates/Hymn%20template.otp" meta:date="2015-07-23T18:12:57.306000000"/>
  </office:meta>
</office:document-meta>
</file>